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da5" officeooo:paragraph-rsid="00187da5"/>
    </style:style>
    <style:style style:name="P2" style:family="paragraph" style:parent-style-name="Standard">
      <style:text-properties officeooo:rsid="001e5521" officeooo:paragraph-rsid="001e5521"/>
    </style:style>
    <style:style style:name="P3" style:family="paragraph" style:parent-style-name="Standard">
      <style:text-properties officeooo:rsid="0026917c" officeooo:paragraph-rsid="0026917c"/>
    </style:style>
    <style:style style:name="P4" style:family="paragraph" style:parent-style-name="Standard">
      <style:text-properties officeooo:rsid="0029f7db" officeooo:paragraph-rsid="0029f7db"/>
    </style:style>
    <style:style style:name="P5" style:family="paragraph" style:parent-style-name="Standard">
      <style:text-properties officeooo:rsid="002bf974" officeooo:paragraph-rsid="002bf974"/>
    </style:style>
    <style:style style:name="P6" style:family="paragraph" style:parent-style-name="Standard">
      <style:text-properties fo:font-weight="normal" officeooo:rsid="002bf974" officeooo:paragraph-rsid="002bf974" style:font-weight-asian="normal" style:font-weight-complex="normal"/>
    </style:style>
    <style:style style:name="P7" style:family="paragraph" style:parent-style-name="Standard">
      <style:text-properties fo:font-weight="normal" officeooo:rsid="002cf3b6" officeooo:paragraph-rsid="002cf3b6" style:font-weight-asian="normal" style:font-weight-complex="normal"/>
    </style:style>
    <style:style style:name="P8" style:family="paragraph" style:parent-style-name="Standard">
      <style:text-properties fo:font-weight="normal" officeooo:rsid="00348da2" officeooo:paragraph-rsid="00348da2" style:font-weight-asian="normal" style:font-weight-complex="normal"/>
    </style:style>
    <style:style style:name="P9" style:family="paragraph" style:parent-style-name="Standard">
      <style:text-properties fo:font-weight="normal" officeooo:rsid="00399f0f" officeooo:paragraph-rsid="00399f0f" style:font-weight-asian="normal" style:font-weight-complex="normal"/>
    </style:style>
    <style:style style:name="P10" style:family="paragraph" style:parent-style-name="Standard">
      <style:paragraph-properties fo:break-before="page"/>
      <style:text-properties officeooo:rsid="002bf974" officeooo:paragraph-rsid="002bf97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dfa0" style:font-style-asian="normal" style:font-style-complex="normal"/>
    </style:style>
    <style:style style:name="T4" style:family="text">
      <style:text-properties fo:font-style="normal" officeooo:rsid="001ff788" style:font-style-asian="normal" style:font-style-complex="normal"/>
    </style:style>
    <style:style style:name="T5" style:family="text">
      <style:text-properties fo:font-style="normal" officeooo:rsid="00216feb" style:font-style-asian="normal" style:font-style-complex="normal"/>
    </style:style>
    <style:style style:name="T6" style:family="text">
      <style:text-properties fo:font-style="normal" officeooo:rsid="0022e0fc" style:font-style-asian="normal" style:font-style-complex="normal"/>
    </style:style>
    <style:style style:name="T7" style:family="text">
      <style:text-properties fo:font-style="normal" officeooo:rsid="0023d9a4" style:font-style-asian="normal" style:font-style-complex="normal"/>
    </style:style>
    <style:style style:name="T8" style:family="text">
      <style:text-properties fo:font-style="normal" officeooo:rsid="002530db" style:font-style-asian="normal" style:font-style-complex="normal"/>
    </style:style>
    <style:style style:name="T9" style:family="text">
      <style:text-properties fo:font-style="normal" officeooo:rsid="0027c32d" style:font-style-asian="normal" style:font-style-complex="normal"/>
    </style:style>
    <style:style style:name="T10" style:family="text">
      <style:text-properties fo:font-style="normal" officeooo:rsid="00295cc8" style:font-style-asian="normal" style:font-style-complex="normal"/>
    </style:style>
    <style:style style:name="T11" style:family="text">
      <style:text-properties fo:font-style="normal" officeooo:rsid="002d9426" style:font-style-asian="normal" style:font-style-complex="normal"/>
    </style:style>
    <style:style style:name="T12" style:family="text">
      <style:text-properties fo:font-style="normal" officeooo:rsid="002de087" style:font-style-asian="normal" style:font-style-complex="normal"/>
    </style:style>
    <style:style style:name="T13" style:family="text">
      <style:text-properties fo:font-style="normal" officeooo:rsid="002e8708" style:font-style-asian="normal" style:font-style-complex="normal"/>
    </style:style>
    <style:style style:name="T14" style:family="text">
      <style:text-properties fo:font-style="normal" officeooo:rsid="00314921" style:font-style-asian="normal" style:font-style-complex="normal"/>
    </style:style>
    <style:style style:name="T15" style:family="text">
      <style:text-properties fo:font-style="normal" officeooo:rsid="00365ae2" style:font-style-asian="normal" style:font-style-complex="normal"/>
    </style:style>
    <style:style style:name="T16" style:family="text">
      <style:text-properties fo:font-style="normal" officeooo:rsid="0038245d" style:font-style-asian="normal" style:font-style-complex="normal"/>
    </style:style>
    <style:style style:name="T17" style:family="text">
      <style:text-properties fo:font-style="normal" fo:font-weight="bold" officeooo:rsid="00295cc8" style:font-style-asian="normal" style:font-weight-asian="bold" style:font-style-complex="normal" style:font-weight-complex="bold"/>
    </style:style>
    <style:style style:name="T1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uri Suomalaisen kandidaattityö</text:p>
      <text:p text:style-name="P4"><text:span text:style-name="T18">Ohjelmistotuotantomenetelmien kehittyminen 1950-luvulta nykypäivään</text:span></text:p>
      <text:p text:style-name="P1"/>
      <text:p text:style-name="P1">Lauri Suomalaisen kandidaattityö <text:span text:style-name="T1">Ohjelmistotuotantomenetelmien kehittyminen 1950-luvulta nykypäivään</text:span><text:span text:style-name="T2"> käsittelee ohjelmistotuotantomenetelmien kehittymistä. Ennen ohjelmistotuotantomenetelmien kehittämistä tietokoneiden kasvavan suorituskyvyn oletettiin helpottavan ohjelmistojen kehittämistä. Toisin kävi, ja suurempien ohjelmistojen kehitys vaati ohjelmistotuotantomenetelmien kehittämistä, joista ensimmäisenä vesiputousmalli pyrki jäljittelemään insinööritieteiden prosessia, jossa työ suunnitellaan ja vasta sitten kehitetään. </text:span><text:span text:style-name="T3">Ohjelmistokehitykseen tämä menetelmä ei kuitenkaan sovellu muun muassa vaatimusten muuttumisesta kehityksen aikana.</text:span></text:p>
      <text:p text:style-name="P1"><text:span text:style-name="T3"/></text:p>
      <text:p text:style-name="P2"><text:span text:style-name="T3">I</text:span><text:span text:style-name="T2">nkrementaaliset ja iteratiiviset menetelmät perustuvat sen sijaan vaiheittaiseen kehittämiseen, </text:span><text:span text:style-name="T4">jossa jatkuvalla palautteella tuotetta kehitetään eteenpäin</text:span><text:span text:style-name="T2">. </text:span><text:span text:style-name="T5">Spiraalimalli perustuu sen sijaan riskien hallintaan, ja vaiheesta riippuen menetelmän puitteissa voi käyttää lineaarisia tai inkrementaalisia työskentelytapoja. </text:span><text:span text:style-name="T6">Ketterät ohjelmistotuotantomenetelmät </text:span><text:span text:style-name="T7">perustuvat jatkuvasti toimivan ohjelmiston kehittämiseen kattavan dokumentoinnin sijasta. </text:span><text:span text:style-name="T8">Ketteristä ohjelmistotuotantomenetelmistä suurimmaksi on noussut vuonna 1996 esitelty Scrum.</text:span></text:p>
      <text:p text:style-name="P2"><text:span text:style-name="T8"/></text:p>
      <text:p text:style-name="P3"><text:span text:style-name="T8">K</text:span><text:span text:style-name="T2">etterät ohjelmistotuotantomenetelmät ovat tällä hetkellä suosituimpia ohjelmistotuotantomenetelmiä. </text:span><text:span text:style-name="T9">Menetelmien nousu ajoittuivat samaan aikaan internetin yleistymisen kanssa, jolla on ollut suuri merkitys menetelmien nousulle. Ohjelmistoalan globaalisuus ja kansainväliset ohjelmistoprojektit </text:span><text:span text:style-name="T10">asettavat uusia haasteita yhä suurempien ohjelmistoprojektien muodossa.</text:span></text:p>
      <text:p text:style-name="P10"><text:span text:style-name="T10">Kalle Ilveksen kandidaattityö</text:span></text:p>
      <text:p text:style-name="P5"><text:span text:style-name="T17">Scrumban-menetelmän käyttö ketterässä ohjelmistokehityksessä</text:span></text:p>
      <text:p text:style-name="P5"><text:span text:style-name="T17"/></text:p>
      <text:p text:style-name="P6"><text:span text:style-name="T10">K</text:span><text:span text:style-name="T2">alle Ilveksen kandidaattityö </text:span><text:span text:style-name="T1">Scrumban-menetelmän käyttö ketterässä ohjelmistokehityksessä </text:span><text:span text:style-name="T2">käsittelee Scrumin jan Kanban -ohjelmistokehitysmenetelmien yhdistelmää Scrumbania, joka sisältää piirteitä kummastakin menetelmästä.</text:span></text:p>
      <text:p text:style-name="P6"><text:span text:style-name="T2"/></text:p>
      <text:p text:style-name="P7"><text:span text:style-name="T2">Scrum on ketterän ohjelmistokehityksen tällä hetkellä suosituin ohjelmistotuotantomenetelmä, joka sai alkunsa vuoden 1990-luvun alussa. Iteratiivisena mentelmänä se soveltuu ohjelmistoprojekteihin, joissa kehitystyö voidaan jakaa iteraatioihin joita edeltää asiakastapaaminen. </text:span><text:span text:style-name="T11">Vuonna 2007 julkistettu Kanban-menetelmä perustuu ohjelmistoprojektin pullonkaulojen eliminointiin. </text:span><text:span text:style-name="T12">Scrumista poiketen Kanbanissa ei ole iteraatioita, vaan kehitys ja suunnittelu tapahtuu kehitysryhmän ehdoilla. </text:span><text:span text:style-name="T14">Tiimin työtehtävät valitaan jonoista, joille on määritelty enimmäiskoko. </text:span><text:span text:style-name="T13">Kumpaankin menetelmään kuuluu päivittäiset tapaamiset.</text:span></text:p>
      <text:p text:style-name="P7"><text:span text:style-name="T12"/></text:p>
      <text:p text:style-name="P8"><text:span text:style-name="T2">Scrumban yhdistelee Scrumin ja Kanbanin piirteitä. Scrumbanissa ei käytetä iteraatioita, </text:span><text:span text:style-name="T15">joiden sijasta projektin kehittymistä seurataan kanban-taululla, joka sisältää kyseisellä hetkellä kehitteillä olevat tehtävät. </text:span><text:span text:style-name="T16">Pitkäaikaista suunnittelua varten käytetään ämpärin kokoista suunnittelua, jossa suunnitelmat jaetaan eri aikavälejä kuvaaviin ämpäreihin, joista ensimmäinen voi kuvata yhtä vuotta, toinen kuutta kuukautta, kolmas kolmea kuukautta ja neljäs ämpäri nykyhetkeä. Työtehtävät valikoidaan neljännestä ämpäristä.</text:span></text:p>
      <text:p text:style-name="P8"><text:span text:style-name="T16"/></text:p>
      <text:p text:style-name="P9"><text:span text:style-name="T16">S</text:span><text:span text:style-name="T2">crumban on kaiken päätteeksi kuitenk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20:39:41.867611815</meta:creation-date>
    <meta:generator>LibreOffice/4.4.0.3$Linux_X86_64 LibreOffice_project/40m0$Build-3</meta:generator>
    <dc:date>2016-05-05T13:43:53.677157307</dc:date>
    <meta:editing-duration>PT1H2M50S</meta:editing-duration>
    <meta:editing-cycles>29</meta:editing-cycles>
    <meta:document-statistic meta:table-count="0" meta:image-count="0" meta:object-count="0" meta:page-count="2" meta:paragraph-count="11" meta:word-count="296" meta:character-count="3143" meta:non-whitespace-character-count="2857"/>
  </office:meta>
</office:document-meta>
</file>